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27000001D8F15A104ED15BFC5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officeooo:paragraph-rsid="0020cd04"/>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0cd04"/>
    </style:style>
    <style:style style:name="P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 style:family="paragraph" style:parent-style-name="CellBody">
      <style:paragraph-properties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officeooo:rsid="002b4acf" officeooo:paragraph-rsid="002b4acf" style:language-complex="ar" style:country-complex="SA"/>
    </style:style>
    <style:style style:name="P7" style:family="paragraph" style:parent-style-name="Abstract">
      <style:text-properties fo:font-size="16pt" fo:language="en" fo:country="US" fo:font-weight="bold" style:font-size-asian="16pt" style:font-weight-asian="bold" style:language-complex="ar" style:country-complex="SA"/>
    </style:style>
    <style:style style:name="P8" style:family="paragraph" style:parent-style-name="CellBody">
      <style:paragraph-properties style:snap-to-layout-grid="false"/>
      <style:text-properties fo:language="en" fo:country="US" style:language-complex="ar" style:country-complex="SA"/>
    </style:style>
    <style:style style:name="P9" style:family="paragraph" style:parent-style-name="CellBody">
      <style:paragraph-properties style:snap-to-layout-grid="false"/>
      <style:text-properties fo:language="en" fo:country="US" officeooo:rsid="002b4acf" officeooo:paragraph-rsid="002b4acf" style:language-complex="ar" style:country-complex="SA"/>
    </style:style>
    <style:style style:name="P10" style:family="paragraph" style:parent-style-name="Document_20_Title">
      <style:text-properties fo:language="en" fo:country="US" style:language-complex="ar" style:country-complex="SA"/>
    </style:style>
    <style:style style:name="P11" style:family="paragraph" style:parent-style-name="Document_20_Title">
      <style:text-properties fo:language="en" fo:country="US" officeooo:rsid="0024b235" officeooo:paragraph-rsid="0024b235" style:language-complex="ar" style:country-complex="SA"/>
    </style:style>
    <style:style style:name="P12"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13" style:family="paragraph" style:parent-style-name="Standard">
      <style:text-properties style:font-name="Arial" fo:language="en" fo:country="US" officeooo:paragraph-rsid="001b92ce" style:language-complex="ar" style:country-complex="SA"/>
    </style:style>
    <style:style style:name="P14" style:family="paragraph" style:parent-style-name="Standard">
      <style:text-properties style:font-name="Arial" fo:language="en" fo:country="US" officeooo:rsid="001febee" officeooo:paragraph-rsid="001b92ce" style:language-complex="ar" style:country-complex="SA"/>
    </style:style>
    <style:style style:name="P15" style:family="paragraph" style:parent-style-name="Standard">
      <style:text-properties fo:language="en" fo:country="US" style:language-complex="ar" style:country-complex="SA"/>
    </style:style>
    <style:style style:name="P16" style:family="paragraph" style:parent-style-name="Standard">
      <style:text-properties officeooo:rsid="006308d1" officeooo:paragraph-rsid="006308d1"/>
    </style:style>
    <style:style style:name="P17" style:family="paragraph" style:parent-style-name="Standard">
      <style:text-properties officeooo:rsid="006ea4fc" officeooo:paragraph-rsid="006ea4fc"/>
    </style:style>
    <style:style style:name="P18" style:family="paragraph" style:parent-style-name="Standard">
      <style:text-properties officeooo:rsid="006f1dda" officeooo:paragraph-rsid="006f1dda"/>
    </style:style>
    <style:style style:name="P19" style:family="paragraph" style:parent-style-name="Body">
      <style:text-properties officeooo:paragraph-rsid="001b92ce"/>
    </style:style>
    <style:style style:name="P20" style:family="paragraph" style:parent-style-name="Body">
      <style:text-properties fo:language="en" fo:country="US" style:language-complex="ar" style:country-complex="SA"/>
    </style:style>
    <style:style style:name="P21" style:family="paragraph" style:parent-style-name="Body">
      <style:text-properties fo:language="en" fo:country="US" officeooo:rsid="001febee" officeooo:paragraph-rsid="001b92ce" style:language-complex="ar" style:country-complex="SA"/>
    </style:style>
    <style:style style:name="P22"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23" style:family="paragraph" style:parent-style-name="Body">
      <style:text-properties officeooo:rsid="002cebf3" officeooo:paragraph-rsid="002cebf3"/>
    </style:style>
    <style:style style:name="P24" style:family="paragraph" style:parent-style-name="Body">
      <style:text-properties officeooo:rsid="00464715" officeooo:paragraph-rsid="00464715"/>
    </style:style>
    <style:style style:name="P25" style:family="paragraph" style:parent-style-name="Body">
      <style:text-properties officeooo:rsid="00536c9d" officeooo:paragraph-rsid="00536c9d"/>
    </style:style>
    <style:style style:name="P26" style:family="paragraph" style:parent-style-name="Body">
      <style:text-properties officeooo:rsid="002d178e" officeooo:paragraph-rsid="003a16f0"/>
    </style:style>
    <style:style style:name="P27"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28"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29" style:family="paragraph" style:parent-style-name="Standard">
      <style:text-properties officeooo:rsid="006ea4fc" officeooo:paragraph-rsid="006ea4fc"/>
    </style:style>
    <style:style style:name="P30" style:family="paragraph" style:parent-style-name="Standard">
      <style:text-properties officeooo:rsid="006308d1" officeooo:paragraph-rsid="00a90dad"/>
    </style:style>
    <style:style style:name="P31" style:family="paragraph" style:parent-style-name="Standard">
      <style:text-properties officeooo:rsid="006203b2" officeooo:paragraph-rsid="006d0d60"/>
    </style:style>
    <style:style style:name="P32" style:family="paragraph" style:parent-style-name="Standard">
      <style:text-properties officeooo:rsid="006203b2" officeooo:paragraph-rsid="00ac1ff0"/>
    </style:style>
    <style:style style:name="P33" style:family="paragraph" style:parent-style-name="Standard">
      <style:text-properties officeooo:rsid="006203b2" officeooo:paragraph-rsid="00e3f5dd"/>
    </style:style>
    <style:style style:name="P34" style:family="paragraph" style:parent-style-name="Body">
      <style:text-properties officeooo:rsid="002c21a3" officeooo:paragraph-rsid="002c21a3"/>
    </style:style>
    <style:style style:name="P35" style:family="paragraph" style:parent-style-name="Body">
      <style:text-properties officeooo:rsid="003a16f0" officeooo:paragraph-rsid="0088b5e7"/>
    </style:style>
    <style:style style:name="P36" style:family="paragraph" style:parent-style-name="Body" style:list-style-name="L2">
      <style:text-properties officeooo:rsid="003a16f0" officeooo:paragraph-rsid="00594424"/>
    </style:style>
    <style:style style:name="P37" style:family="paragraph" style:parent-style-name="Body" style:list-style-name="L1">
      <style:paragraph-properties fo:text-align="start" style:justify-single-word="false"/>
      <style:text-properties officeooo:rsid="00536c9d" officeooo:paragraph-rsid="00536c9d"/>
    </style:style>
    <style:style style:name="P38" style:family="paragraph" style:parent-style-name="Body" style:list-style-name="L1">
      <style:text-properties officeooo:rsid="00536c9d" officeooo:paragraph-rsid="00536c9d"/>
    </style:style>
    <style:style style:name="P39" style:family="paragraph" style:parent-style-name="Body" style:list-style-name="L1">
      <style:text-properties officeooo:rsid="00536c9d" officeooo:paragraph-rsid="00cd102e"/>
    </style:style>
    <style:style style:name="P40" style:family="paragraph" style:parent-style-name="Body">
      <style:text-properties officeooo:rsid="003ddd2e" officeooo:paragraph-rsid="003ddd2e"/>
    </style:style>
    <style:style style:name="P41" style:family="paragraph" style:parent-style-name="Body" style:list-style-name="L2">
      <style:text-properties officeooo:rsid="003ddd2e" officeooo:paragraph-rsid="0057cee2"/>
    </style:style>
    <style:style style:name="P42" style:family="paragraph" style:parent-style-name="Body" style:list-style-name="L2">
      <style:text-properties officeooo:rsid="003ddd2e" officeooo:paragraph-rsid="00594424"/>
    </style:style>
    <style:style style:name="P43" style:family="paragraph" style:parent-style-name="Body" style:list-style-name="L2">
      <style:text-properties officeooo:paragraph-rsid="0054ae3e"/>
    </style:style>
    <style:style style:name="P44" style:family="paragraph" style:parent-style-name="Body" style:list-style-name="L2">
      <style:text-properties officeooo:paragraph-rsid="005c8c85"/>
    </style:style>
    <style:style style:name="P45" style:family="paragraph" style:parent-style-name="Body" style:list-style-name="L2">
      <style:text-properties officeooo:rsid="0038251b" officeooo:paragraph-rsid="0054ae3e"/>
    </style:style>
    <style:style style:name="P46" style:family="paragraph" style:parent-style-name="Body" style:list-style-name="L2">
      <style:text-properties officeooo:rsid="0057cee2" officeooo:paragraph-rsid="0057cee2"/>
    </style:style>
    <style:style style:name="P47" style:family="paragraph" style:parent-style-name="Body" style:list-style-name="L2">
      <style:text-properties officeooo:rsid="004f5eeb" officeooo:paragraph-rsid="0054ae3e"/>
    </style:style>
    <style:style style:name="P48" style:family="paragraph" style:parent-style-name="Body" style:list-style-name="L2">
      <style:text-properties officeooo:rsid="003969d9" officeooo:paragraph-rsid="0057dd33"/>
    </style:style>
    <style:style style:name="P49" style:family="paragraph" style:parent-style-name="Body" style:list-style-name="L2">
      <style:text-properties officeooo:rsid="003b7e3f" officeooo:paragraph-rsid="0057cee2"/>
    </style:style>
    <style:style style:name="P50" style:family="paragraph" style:parent-style-name="Body" style:list-style-name="L2">
      <style:text-properties officeooo:rsid="003b7e3f" officeooo:paragraph-rsid="00594424"/>
    </style:style>
    <style:style style:name="P51" style:family="paragraph" style:parent-style-name="Body" style:list-style-name="L2">
      <style:text-properties officeooo:rsid="003b7e3f" officeooo:paragraph-rsid="0054ae3e"/>
    </style:style>
    <style:style style:name="P52" style:family="paragraph" style:parent-style-name="Body" style:list-style-name="L2">
      <style:text-properties officeooo:rsid="00401f67" officeooo:paragraph-rsid="00401f67"/>
    </style:style>
    <style:style style:name="P53" style:family="paragraph" style:parent-style-name="Body" style:list-style-name="L3">
      <style:text-properties officeooo:paragraph-rsid="00638c67"/>
    </style:style>
    <style:style style:name="P54" style:family="paragraph" style:parent-style-name="Body" style:list-style-name="L3">
      <style:text-properties officeooo:rsid="00638c67" officeooo:paragraph-rsid="00638c67"/>
    </style:style>
    <style:style style:name="P55" style:family="paragraph" style:parent-style-name="Body" style:list-style-name="L1">
      <style:paragraph-properties fo:text-align="start" style:justify-single-word="false"/>
      <style:text-properties officeooo:paragraph-rsid="00a72a7f"/>
    </style:style>
    <style:style style:name="P56" style:family="paragraph" style:parent-style-name="Body">
      <style:text-properties officeooo:rsid="003a4833" officeooo:paragraph-rsid="003691f3"/>
    </style:style>
    <style:style style:name="P57" style:family="paragraph" style:parent-style-name="Body" style:list-style-name="L1">
      <style:paragraph-properties fo:text-align="start" style:justify-single-word="false"/>
      <style:text-properties fo:font-weight="bold" officeooo:rsid="00bfe970" officeooo:paragraph-rsid="00bfe970" style:font-weight-asian="bold" style:font-weight-complex="bold"/>
    </style:style>
    <style:style style:name="P58" style:family="paragraph" style:parent-style-name="Body">
      <style:text-properties fo:font-weight="normal" officeooo:rsid="003691f3" officeooo:paragraph-rsid="003691f3" style:font-weight-asian="normal" style:font-weight-complex="normal"/>
    </style:style>
    <style:style style:name="P59" style:family="paragraph" style:parent-style-name="Body">
      <style:paragraph-properties fo:break-before="page"/>
      <style:text-properties fo:font-weight="normal" officeooo:rsid="003691f3" officeooo:paragraph-rsid="003691f3" style:font-weight-asian="normal" style:font-weight-complex="normal"/>
    </style:style>
    <style:style style:name="P60" style:family="paragraph" style:parent-style-name="Heading_20_2">
      <style:text-properties fo:language="en" fo:country="US" style:language-complex="ar" style:country-complex="SA"/>
    </style:style>
    <style:style style:name="P61" style:family="paragraph" style:parent-style-name="Heading_20_2">
      <style:text-properties fo:language="en" fo:country="US" officeooo:rsid="0021c380" officeooo:paragraph-rsid="001b92ce" style:language-complex="ar" style:country-complex="SA"/>
    </style:style>
    <style:style style:name="P62" style:family="paragraph" style:parent-style-name="Heading_20_2">
      <style:text-properties fo:language="en" fo:country="US" officeooo:rsid="001febee" officeooo:paragraph-rsid="001b92ce" style:language-complex="ar" style:country-complex="SA"/>
    </style:style>
    <style:style style:name="P63" style:family="paragraph" style:parent-style-name="Heading_20_2">
      <style:text-properties officeooo:rsid="00594424"/>
    </style:style>
    <style:style style:name="P64" style:family="paragraph" style:parent-style-name="Heading_20_2">
      <style:text-properties fo:font-weight="bold" style:font-weight-asian="bold" style:font-weight-complex="bold"/>
    </style:style>
    <style:style style:name="P65" style:family="paragraph" style:parent-style-name="Abstract">
      <style:text-properties fo:language="en" fo:country="US" officeooo:rsid="0028dbf1" officeooo:paragraph-rsid="0028dbf1" style:language-complex="ar" style:country-complex="SA"/>
    </style:style>
    <style:style style:name="P66"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67" style:family="paragraph" style:parent-style-name="Heading_20_1">
      <style:text-properties fo:language="en" fo:country="US" style:language-complex="ar" style:country-complex="SA"/>
    </style:style>
    <style:style style:name="P68" style:family="paragraph" style:parent-style-name="Heading_20_1">
      <style:text-properties fo:language="en" fo:country="US" officeooo:paragraph-rsid="0088b5e7" style:language-complex="ar" style:country-complex="SA"/>
    </style:style>
    <style:style style:name="P69" style:family="paragraph" style:parent-style-name="Heading_20_1">
      <style:paragraph-properties fo:break-before="page"/>
      <style:text-properties fo:language="en" fo:country="US" officeooo:paragraph-rsid="00b77e84" style:language-complex="ar" style:country-complex="SA"/>
    </style:style>
    <style:style style:name="P70" style:family="paragraph" style:parent-style-name="Definition_20_Term">
      <style:text-properties fo:language="en" fo:country="US" style:language-complex="ar" style:country-complex="SA"/>
    </style:style>
    <style:style style:name="T1" style:family="text">
      <style:text-properties officeooo:rsid="0019f0d1"/>
    </style:style>
    <style:style style:name="T2" style:family="text">
      <style:text-properties fo:color="#ff0000" fo:font-style="italic" style:font-style-asian="italic"/>
    </style:style>
    <style:style style:name="T3" style:family="text">
      <style:text-properties fo:color="#ff0000" fo:font-style="italic" fo:font-weight="bold" style:font-style-asian="italic" style:font-weight-asian="bold"/>
    </style:style>
    <style:style style:name="T4" style:family="text">
      <style:text-properties fo:language="en" fo:country="US" officeooo:rsid="001febee" style:language-complex="ar" style:country-complex="SA"/>
    </style:style>
    <style:style style:name="T5" style:family="text">
      <style:text-properties style:font-name="Courier New"/>
    </style:style>
    <style:style style:name="T6" style:family="text">
      <style:text-properties officeooo:rsid="00307388"/>
    </style:style>
    <style:style style:name="T7" style:family="text">
      <style:text-properties officeooo:rsid="00314bb7"/>
    </style:style>
    <style:style style:name="T8" style:family="text">
      <style:text-properties fo:font-weight="bold"/>
    </style:style>
    <style:style style:name="T9" style:family="text">
      <style:text-properties fo:font-weight="bold" officeooo:rsid="003691f3"/>
    </style:style>
    <style:style style:name="T10" style:family="text">
      <style:text-properties fo:font-weight="bold" style:font-weight-asian="bold" style:font-weight-complex="bold"/>
    </style:style>
    <style:style style:name="T11" style:family="text">
      <style:text-properties fo:font-weight="bold" officeooo:rsid="003ddd2e" style:font-weight-asian="bold" style:font-weight-complex="bold"/>
    </style:style>
    <style:style style:name="T12" style:family="text">
      <style:text-properties fo:font-weight="bold" officeooo:rsid="003f3d31" style:font-weight-asian="bold" style:font-weight-complex="bold"/>
    </style:style>
    <style:style style:name="T13" style:family="text">
      <style:text-properties fo:font-weight="bold" officeooo:rsid="003ffc03" style:font-weight-asian="bold" style:font-weight-complex="bold"/>
    </style:style>
    <style:style style:name="T14" style:family="text">
      <style:text-properties fo:font-weight="bold" officeooo:rsid="004a34fc" style:font-weight-asian="bold" style:font-weight-complex="bold"/>
    </style:style>
    <style:style style:name="T15" style:family="text">
      <style:text-properties fo:font-weight="bold" officeooo:rsid="004d663b" style:font-weight-asian="bold" style:font-weight-complex="bold"/>
    </style:style>
    <style:style style:name="T16" style:family="text">
      <style:text-properties fo:font-weight="bold" officeooo:rsid="00594424" style:font-weight-asian="bold" style:font-weight-complex="bold"/>
    </style:style>
    <style:style style:name="T17" style:family="text">
      <style:text-properties fo:font-weight="bold" officeooo:rsid="005074cb" style:font-weight-asian="bold" style:font-weight-complex="bold"/>
    </style:style>
    <style:style style:name="T18" style:family="text">
      <style:text-properties fo:font-weight="bold" officeooo:rsid="005c8c85" style:font-weight-asian="bold" style:font-weight-complex="bold"/>
    </style:style>
    <style:style style:name="T19" style:family="text">
      <style:text-properties fo:font-weight="bold" officeooo:rsid="00638c67" style:font-weight-asian="bold" style:font-weight-complex="bold"/>
    </style:style>
    <style:style style:name="T20" style:family="text">
      <style:text-properties fo:font-weight="bold" officeooo:rsid="00a72a7f"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3b7e3f" style:font-weight-asian="normal" style:font-weight-complex="normal"/>
    </style:style>
    <style:style style:name="T23" style:family="text">
      <style:text-properties fo:font-weight="normal" officeooo:rsid="003ddd2e" style:font-weight-asian="normal" style:font-weight-complex="normal"/>
    </style:style>
    <style:style style:name="T24" style:family="text">
      <style:text-properties fo:font-weight="normal" officeooo:rsid="003e5432" style:font-weight-asian="normal" style:font-weight-complex="normal"/>
    </style:style>
    <style:style style:name="T25" style:family="text">
      <style:text-properties fo:font-weight="normal" officeooo:rsid="003f3d31" style:font-weight-asian="normal" style:font-weight-complex="normal"/>
    </style:style>
    <style:style style:name="T26" style:family="text">
      <style:text-properties fo:font-weight="normal" officeooo:rsid="003ffc03" style:font-weight-asian="normal" style:font-weight-complex="normal"/>
    </style:style>
    <style:style style:name="T27" style:family="text">
      <style:text-properties fo:font-weight="normal" officeooo:rsid="00431e05" style:font-weight-asian="normal" style:font-weight-complex="normal"/>
    </style:style>
    <style:style style:name="T28" style:family="text">
      <style:text-properties fo:font-weight="normal" officeooo:rsid="004a34fc" style:font-weight-asian="normal" style:font-weight-complex="normal"/>
    </style:style>
    <style:style style:name="T29" style:family="text">
      <style:text-properties fo:font-weight="normal" officeooo:rsid="004d663b" style:font-weight-asian="normal" style:font-weight-complex="normal"/>
    </style:style>
    <style:style style:name="T30" style:family="text">
      <style:text-properties fo:font-weight="normal" officeooo:rsid="005074cb" style:font-weight-asian="normal" style:font-weight-complex="normal"/>
    </style:style>
    <style:style style:name="T31" style:family="text">
      <style:text-properties fo:font-weight="normal" officeooo:rsid="00594424" style:font-weight-asian="normal" style:font-weight-complex="normal"/>
    </style:style>
    <style:style style:name="T32" style:family="text">
      <style:text-properties fo:font-weight="normal" officeooo:rsid="005ab07e" style:font-weight-asian="normal" style:font-weight-complex="normal"/>
    </style:style>
    <style:style style:name="T33" style:family="text">
      <style:text-properties fo:font-weight="normal" officeooo:rsid="005ae714" style:font-weight-asian="normal" style:font-weight-complex="normal"/>
    </style:style>
    <style:style style:name="T34" style:family="text">
      <style:text-properties fo:font-weight="normal" officeooo:rsid="005bb1f1" style:font-weight-asian="normal" style:font-weight-complex="normal"/>
    </style:style>
    <style:style style:name="T35" style:family="text">
      <style:text-properties fo:font-weight="normal" officeooo:rsid="005c8c85" style:font-weight-asian="normal" style:font-weight-complex="normal"/>
    </style:style>
    <style:style style:name="T36" style:family="text">
      <style:text-properties fo:font-weight="normal" officeooo:rsid="005c9140" style:font-weight-asian="normal" style:font-weight-complex="normal"/>
    </style:style>
    <style:style style:name="T37" style:family="text">
      <style:text-properties fo:font-weight="normal" officeooo:rsid="009fb34e" style:font-weight-asian="normal" style:font-weight-complex="normal"/>
    </style:style>
    <style:style style:name="T38" style:family="text">
      <style:text-properties fo:font-weight="normal" officeooo:rsid="00be816d" style:font-weight-asian="normal" style:font-weight-complex="normal"/>
    </style:style>
    <style:style style:name="T39" style:family="text">
      <style:text-properties fo:font-weight="normal" officeooo:rsid="00c456eb" style:font-weight-asian="normal" style:font-weight-complex="normal"/>
    </style:style>
    <style:style style:name="T40" style:family="text">
      <style:text-properties fo:font-weight="normal" officeooo:rsid="00c5bfe2" style:font-weight-asian="normal" style:font-weight-complex="normal"/>
    </style:style>
    <style:style style:name="T41" style:family="text">
      <style:text-properties fo:font-weight="normal" officeooo:rsid="00c71be1" style:font-weight-asian="normal" style:font-weight-complex="normal"/>
    </style:style>
    <style:style style:name="T42" style:family="text">
      <style:text-properties fo:font-weight="normal" officeooo:rsid="00c911f0" style:font-weight-asian="normal" style:font-weight-complex="normal"/>
    </style:style>
    <style:style style:name="T43" style:family="text">
      <style:text-properties fo:font-weight="normal" officeooo:rsid="00d506bd" style:font-weight-asian="normal" style:font-weight-complex="normal"/>
    </style:style>
    <style:style style:name="T44" style:family="text">
      <style:text-properties fo:font-weight="normal" officeooo:rsid="00d6665d" style:font-weight-asian="normal" style:font-weight-complex="normal"/>
    </style:style>
    <style:style style:name="T45" style:family="text">
      <style:text-properties officeooo:rsid="003a16f0"/>
    </style:style>
    <style:style style:name="T46" style:family="text">
      <style:text-properties officeooo:rsid="003a4833"/>
    </style:style>
    <style:style style:name="T47" style:family="text">
      <style:text-properties officeooo:rsid="003ddd2e"/>
    </style:style>
    <style:style style:name="T48" style:family="text">
      <style:text-properties officeooo:rsid="00431e05"/>
    </style:style>
    <style:style style:name="T49" style:family="text">
      <style:text-properties officeooo:rsid="0048eec7"/>
    </style:style>
    <style:style style:name="T50" style:family="text">
      <style:text-properties officeooo:rsid="004a34fc"/>
    </style:style>
    <style:style style:name="T51" style:family="text">
      <style:text-properties officeooo:rsid="0051c159"/>
    </style:style>
    <style:style style:name="T52" style:family="text">
      <style:text-properties officeooo:rsid="0054ae3e"/>
    </style:style>
    <style:style style:name="T53" style:family="text">
      <style:text-properties officeooo:rsid="00594424"/>
    </style:style>
    <style:style style:name="T54" style:family="text">
      <style:text-properties fo:font-style="normal" fo:font-weight="bold" style:font-style-asian="normal" style:font-weight-asian="bold" style:font-style-complex="normal" style:font-weight-complex="bold"/>
    </style:style>
    <style:style style:name="T55" style:family="text">
      <style:text-properties officeooo:rsid="005ae714"/>
    </style:style>
    <style:style style:name="T56" style:family="text">
      <style:text-properties officeooo:rsid="006308d1"/>
    </style:style>
    <style:style style:name="T57" style:family="text">
      <style:text-properties officeooo:rsid="00638c67"/>
    </style:style>
    <style:style style:name="T58" style:family="text">
      <style:text-properties officeooo:rsid="0080d980"/>
    </style:style>
    <style:style style:name="T59" style:family="text">
      <style:text-properties officeooo:rsid="00817501"/>
    </style:style>
    <style:style style:name="T60" style:family="text">
      <style:text-properties officeooo:rsid="0083720c"/>
    </style:style>
    <style:style style:name="T61" style:family="text">
      <style:text-properties officeooo:rsid="00851722"/>
    </style:style>
    <style:style style:name="T62" style:family="text">
      <style:text-properties officeooo:rsid="00870e4d"/>
    </style:style>
    <style:style style:name="T63" style:family="text">
      <style:text-properties officeooo:rsid="008e9ea4"/>
    </style:style>
    <style:style style:name="T64" style:family="text">
      <style:text-properties officeooo:rsid="009cfc55"/>
    </style:style>
    <style:style style:name="T65" style:family="text">
      <style:text-properties officeooo:rsid="009df6a1"/>
    </style:style>
    <style:style style:name="T66" style:family="text">
      <style:text-properties officeooo:rsid="00a2a60e"/>
    </style:style>
    <style:style style:name="T67" style:family="text">
      <style:text-properties officeooo:rsid="00a31936"/>
    </style:style>
    <style:style style:name="T68" style:family="text">
      <style:text-properties officeooo:rsid="00a72a7f"/>
    </style:style>
    <style:style style:name="T69" style:family="text">
      <style:text-properties officeooo:rsid="00a90dad"/>
    </style:style>
    <style:style style:name="T70" style:family="text">
      <style:text-properties officeooo:rsid="00af4f95"/>
    </style:style>
    <style:style style:name="T71" style:family="text">
      <style:text-properties officeooo:rsid="00b3e67c"/>
    </style:style>
    <style:style style:name="T72" style:family="text">
      <style:text-properties officeooo:rsid="00b4dda8"/>
    </style:style>
    <style:style style:name="T73" style:family="text">
      <style:text-properties officeooo:rsid="00b77e84"/>
    </style:style>
    <style:style style:name="T74" style:family="text">
      <style:text-properties officeooo:rsid="00c0c63d"/>
    </style:style>
    <style:style style:name="T75" style:family="text">
      <style:text-properties officeooo:rsid="00c7e85d"/>
    </style:style>
    <style:style style:name="T76" style:family="text">
      <style:text-properties fo:color="#ce181e" fo:font-style="italic" officeooo:rsid="00cb9496" style:font-style-asian="italic" style:font-style-complex="italic"/>
    </style:style>
    <style:style style:name="T77" style:family="text">
      <style:text-properties fo:color="#ce181e" fo:font-style="italic" fo:font-weight="normal" officeooo:rsid="00cb9496" style:font-style-asian="italic" style:font-weight-asian="normal" style:font-style-complex="italic" style:font-weight-complex="normal"/>
    </style:style>
    <style:style style:name="T78" style:family="text">
      <style:text-properties officeooo:rsid="00d780a9"/>
    </style:style>
    <style:style style:name="T79" style:family="text">
      <style:text-properties officeooo:rsid="00dc2c8e"/>
    </style:style>
    <style:style style:name="T80" style:family="text">
      <style:text-properties officeooo:rsid="00dcdf3f"/>
    </style:style>
    <style:style style:name="T81" style:family="text">
      <style:text-properties officeooo:rsid="00dfcb97"/>
    </style:style>
    <style:style style:name="T82" style:family="text">
      <style:text-properties officeooo:rsid="00e43424"/>
    </style:style>
    <style:style style:name="T83" style:family="text">
      <style:text-properties officeooo:rsid="00e947f8"/>
    </style:style>
    <style:style style:name="T84" style:family="text">
      <style:text-properties officeooo:rsid="00ec9378"/>
    </style:style>
    <style:style style:name="T85" style:family="text">
      <style:text-properties officeooo:rsid="00f49381"/>
    </style:style>
    <style:style style:name="T86" style:family="text">
      <style:text-properties officeooo:rsid="00f5a5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draw:frame draw:style-name="fr2" draw:name="graphics1" text:anchor-type="paragraph" svg:width="17.78cm" svg:height="7.893cm" draw:z-index="0"><draw:image xlink:href="Pictures/1000020100000427000001D8F15A104ED15BFC5C.png" xlink:type="simple" xlink:show="embed" xlink:actuate="onLoad" loext:mime-type="image/png"/></draw:frame></text:p>
      <text:p text:style-name="P11"><text:user-defined style:data-style-name="N0" text:name="RFP Title">RFP-190: Resolution of JPMS modules</text:user-defined></text:p>
      <text:p text:style-name="Document_20_Title">Draft<text:line-break/><text:line-break/><text:page-count style:num-format="1">10</text:page-count> Pages</text:p>
      <text:p text:style-name="P10"/>
      <text:p text:style-name="P7">Abstract</text:p>
      <text:p text:style-name="P65">Since <text:span text:style-name="T70">Java 9 t</text:span>he <text:span text:style-name="T70">fixed set of system packages was replaced by a mutable set of JPMS modules</text:span>. <text:span text:style-name="T70">This set can be </text:span>defined at build time via static linking or introspected at runtime through reflection. This opens opportunities for OSGi to customize the JRE. <text:span text:style-name="T71">This also means some application logic may come as JPMS modules not under the control of the OSGi developer. </text:span>This RFP describes the requirements needed to use the Resolver service to discover the set of modules that are needed to satisfy a given set of <text:span text:style-name="T72">OSGi </text:span>bundles <text:span text:style-name="T73">in order to enable further tool support for build-time interoperation between bundles and modules</text:span>.</text:p>
      <text:h text:style-name="P69" text:outline-level="1" text:restart-numbering="true" text:start-value="-1">Document Information</text:h>
      <text:h text:style-name="P61" text:outline-level="2">License</text:h>
      <text:p text:style-name="P22">DISTRIBUTION AND FEEDBACK LICENSE, Version 2.0</text:p>
      <text:p text:style-name="P1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2"/>
      <text:p text:style-name="P1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2"/>
      <text:p text:style-name="P1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2">NEITHER THE OSGi ALLIANCE NOR ANY THIRD PARTY WILL BE LIABLE FOR ANY DIRECT, INDIRECT, SPECIAL, INCIDENTAL OR CONSEQUENTIAL DAMAGES ARISING OUT OF OR RELATING TO ANY USE OR DISTRIBUTION OF THE DISTRIBUTION. </text:p>
      <text:p text:style-name="P12"/>
      <text:p text:style-name="P1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2"/>
      <text:p text:style-name="P1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2"/>
      <text:p text:style-name="P1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3"/>
      <text:p text:style-name="P14">I HEREBY ACKNOWLEDGE AND AGREE TO THE TERMS AND CONDITIONS DELINEATED ABOVE.</text:p>
      <text:h text:style-name="P62" text:outline-level="2">Trademarks</text:h>
      <text:p text:style-name="P2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62" text:outline-level="2">Feedback</text:h>
      <text:p text:style-name="P19"><text:span text:style-name="T4">This document can be downloaded from the OSGi Alliance design repository at </text:span><text:a xlink:type="simple" xlink:href="https://github.com/osgi/design" text:style-name="Internet_20_link" text:visited-style-name="Visited_20_Internet_20_Link"><text:span text:style-name="T4">https://github.com/osgi/design</text:span></text:a><text:span text:style-name="T4"> The public can provide feedback about this document by opening a bug at https://www.osgi.org/bugzilla/.</text:span></text:p>
      <text:h text:style-name="P6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8">0 <text:s/>Document Information<text:tab/>2</text:p>
          <text:p text:style-name="P27">0.1 <text:s/>License<text:tab/>2</text:p>
          <text:p text:style-name="P27">0.2 <text:s/>Trademarks<text:tab/>3</text:p>
          <text:p text:style-name="P27">0.3 <text:s/>Feedback<text:tab/>3</text:p>
          <text:p text:style-name="P27">0.4 <text:s/>Table of Contents<text:tab/>3</text:p>
          <text:p text:style-name="P27">0.5 <text:s/>Terminology and Document Conventions<text:tab/>4</text:p>
          <text:p text:style-name="P27">0.6 <text:s/>Revision History<text:tab/>4</text:p>
          <text:p text:style-name="P28">1 <text:s/>Introduction<text:tab/>4</text:p>
          <text:p text:style-name="P28">2 <text:s/>Application Domain<text:tab/>5</text:p>
          <text:p text:style-name="P27">2.1 <text:s/>Terminology + Abbreviations<text:tab/>5</text:p>
          <text:p text:style-name="P28">3 <text:s/>Problem Description<text:tab/>6</text:p>
          <text:p text:style-name="P28">4 <text:s/>Use Cases<text:tab/>7</text:p>
          <text:p text:style-name="P27">4.1 <text:s/>Build a compact docker image<text:tab/>7</text:p>
          <text:p text:style-name="P27">4.2 <text:s/>Build a self-contained Java tool<text:tab/>7</text:p>
          <text:p text:style-name="P27">4.3 <text:s/>Build a hybrid OSGi-JPMS application<text:tab/>7</text:p>
          <text:p text:style-name="P27">4.4 <text:s/>Build a consistent JPMS application<text:tab/>7</text:p>
          <text:p text:style-name="P28">5 <text:s/>Requirements<text:tab/>7</text:p>
          <text:p text:style-name="P27"><text:soft-page-break/>5.1 <text:s/>General<text:tab/>7</text:p>
          <text:p text:style-name="P27">5.2 <text:s/>Package Dependencies<text:tab/>8</text:p>
          <text:p text:style-name="P27">5.3 <text:s/>Third Party Modules<text:tab/>8</text:p>
          <text:p text:style-name="P27">5.4 <text:s/>Module Validation<text:tab/>8</text:p>
          <text:p text:style-name="P27">5.5 <text:s/>Module Metadata Enhancement<text:tab/>8</text:p>
          <text:p text:style-name="P27">5.6 <text:s/>Module Service Dependencies<text:tab/>9</text:p>
          <text:p text:style-name="P28">6 <text:s/>Document Support<text:tab/>9</text:p>
          <text:p text:style-name="P27">6.1 <text:s/>References<text:tab/>9</text:p>
          <text:p text:style-name="P27">6.2 <text:s/>Author’s Address<text:tab/>9</text:p>
          <text:p text:style-name="P27">6.3 <text:s/>End of Document<text:tab/>9</text:p>
        </text:index-body>
      </text:table-of-content>
      <text:p text:style-name="P20"/>
      <text:h text:style-name="P60" text:outline-level="2">Terminology and Document Conventions</text:h>
      <text:p text:style-name="P20">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20"><text:span text:style-name="T5">Source code is shown in this typeface</text:span>.</text:p>
      <text:h text:style-name="P60" text:outline-level="2">Revision History</text:h>
      <text:p text:style-name="P20">The last named individual in this history is currently responsible for this document.</text:p>
      <text:p text:style-name="P20"/>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Revision</text:p>
            </table:table-cell>
            <table:table-cell table:style-name="Table1.A1" office:value-type="string">
              <text:p text:style-name="P4">Date</text:p>
            </table:table-cell>
            <table:table-cell table:style-name="Table1.C1" office:value-type="string">
              <text:p text:style-name="P4">Comments</text:p>
            </table:table-cell>
          </table:table-row>
        </table:table-header-rows>
        <table:table-row table:style-name="Table1.2">
          <table:table-cell table:style-name="Table1.A1" office:value-type="string">
            <text:p text:style-name="P9">0.1</text:p>
          </table:table-cell>
          <table:table-cell table:style-name="Table1.A1" office:value-type="string">
            <text:p text:style-name="Body">Sep <text:span text:style-name="T51">14</text:span> 2018</text:p>
          </table:table-cell>
          <table:table-cell table:style-name="Table1.C1" office:value-type="string">
            <text:p text:style-name="Body">Initial version based on rough notes and discussions within CPEG</text:p>
            <text:p text:style-name="Body">Todor Boev, Software AG, todor.boev@softwareag.com</text:p>
          </table:table-cell>
        </table:table-row>
      </table:table>
      <text:p text:style-name="P20"/>
      <text:h text:style-name="P67" text:outline-level="1">Introduction</text:h>
      <text:p text:style-name="P34">In today’s world it has become increasingly important to create self-contained Java applications with minimal footprint. Even though OSGi enables a developer to resolve the minimal required set of bundles to include in their application often the total footprint of the application is dominated by the JRE itself.</text:p>
      <text:p text:style-name="P23">With the introduction of the Java <text:span text:style-name="T63">module system </text:span>it <text:span text:style-name="T6">became p</text:span>ossible to statically link a JRE that reflects the needs of a concrete application. <text:span text:style-name="T7">O</text:span>ne problem that <text:span text:style-name="T46">still hinders the creation of minimal OSGi runtimes is the lack of tools </text:span><text:soft-page-break/><text:span text:style-name="T46">that can discover which </text:span>JPMS modules are required by which OSGi bundles as well as the dependencies between the JPMS modules themselves.</text:p>
      <text:p text:style-name="P26">This RFP introduces the requirements for a <text:span text:style-name="T45">standard way to use the OSGi Resolver service to discover the dependencies between OSGi bundles and JPMS modules. In this way a complete description of the Java runtime can be obtained automatically. This should serve as the basis for tools that make the building of statically linked OSGi runtimes practical.</text:span></text:p>
      <text:p text:style-name="P35">This RFP is concerned primarily with the build and/or provisioning of statically linked OSGi applications. It assumes JPMS modules and OSGi bundles will remain separated at runtime as defined by OSGi R7.</text:p>
      <text:h text:style-name="P68" text:outline-level="1">Application Domain</text:h>
      <text:p text:style-name="P17">In order to compete in the modern world web applications face unprecedented requirements for high availability and responsiveness at internet scale. For various reasons, outside of the scope of this RFC, this has lead to architectures where the application is decomposed into large number if independent simple processes or services. These architectures demand certain liquidity from <text:span text:style-name="T78">their </text:span>building blocks. Their binary images must be easy to move, their instances must be able to saturate <text:span text:style-name="T79">dynamically changing computational capacity</text:span>, it must be possible to rapidly create and destroy large number of instances. This trend has progressed all the way to the “Function As A Service” (FAAS) architecture where instances must be used to service a single request and then be destroyed. In order to achieve this liquidity it is important for the services to have the smallest possible footprint both in storage and memory. The Java based services face increased competition from language runtimes like Node.<text:span text:style-name="T80">j</text:span>s and Go which were built with these requirements in mind and often perform better in this respect.</text:p>
      <text:p text:style-name="P17"/>
      <text:p text:style-name="P17">On the opposite end of the spectrum when users deploy applications on their devices they expect a hassle-free experience. One way to achieve this is to deploy self-contained statically linked images. Again it is important for these images to be as small as possible in order to have quick download times and small footprint on the user device. Java applications however often require the users to first install a JRE, which must be of considerable size in order to support all <text:span text:style-name="T58">future </text:span>Java applications, rather than just the one being installed.</text:p>
      <text:p text:style-name="P17"/>
      <text:p text:style-name="P18">To address these needs Java SE 9 introduce<text:span text:style-name="T59">d</text:span> the Java Platform Modular System (JPMS) which broke the JRE down into modules and provided a static linker tool which can build a smaller JRE from a subset of these modules. The modular system can also be used by <text:span text:style-name="T81">application</text:span> developers. The JPMS is inherently incompatible with <text:span text:style-name="T60">OSGi </text:span>and what’s more both systems have independent dependency models which do not correlate <text:span text:style-name="T61">by default</text:span>. This leads to OSGi bundles being hosted in their own space within the JRE. These bundles however must still be supported by one or more modules from the JRE, <text:span text:style-name="T62">which means they have hidden dependencies to those modules.</text:span></text:p>
      <text:p text:style-name="Standard"/>
      <text:h text:style-name="P60" text:outline-level="2">Terminology + Abbreviations</text:h>
      <text:list xml:id="list2799952854" text:style-name="L1">
        <text:list-item>
          <text:p text:style-name="P37"><text:span text:style-name="T10">Local Dependency</text:span><text:line-break/>A dependency defined within the scope of the JPMS or the OSGi modular systems respectively. An example of a <text:span text:style-name="T48">local </text:span>OSGi dependency is an Import-Package manifest clause or any resource requirement in general. An example of a <text:span text:style-name="T48">local</text:span> JPMS dependency is a requirement for a module by name.</text:p>
        </text:list-item>
        <text:list-item>
          <text:p text:style-name="P38"><text:soft-page-break/><text:span text:style-name="T10">Bundle</text:span><text:line-break/>For brevity the OSGi bundles will be referred to simply as “bundles”.</text:p>
        </text:list-item>
        <text:list-item>
          <text:p text:style-name="P39"><text:span text:style-name="T10">Resource<text:line-break/></text:span><text:span text:style-name="T21">A</text:span> resource according to the Core OSGi specification <text:span text:style-name="T76">[needs reference]</text:span>. <text:span text:style-name="T66">Resources are generic and can for example represent any component of an application.</text:span> <text:span text:style-name="T66">The bundles are a kind of resource specific to OSGi applications. </text:span></text:p>
        </text:list-item>
        <text:list-item>
          <text:p text:style-name="P57">Resolver<text:line-break/><text:span text:style-name="T21">The Resolver service as defined by the Core OSGi specification </text:span><text:span text:style-name="T77">[needs reference]</text:span><text:span text:style-name="T21">. Given a pool of Resources the </text:span><text:span text:style-name="T43">r</text:span><text:span text:style-name="T21">esolver can discover a consistent sub-set where all </text:span><text:span text:style-name="T44">r</text:span><text:span text:style-name="T21">esource requirements are satisfied.</text:span></text:p>
        </text:list-item>
        <text:list-item>
          <text:p text:style-name="P38"><text:span text:style-name="T10">Module</text:span><text:line-break/>For brevity the JPMS modules will be referred to simply as “modules”.</text:p>
        </text:list-item>
        <text:list-item>
          <text:p text:style-name="P55"><text:span text:style-name="T20">Boot layer</text:span><text:span text:style-name="T68"><text:line-break/>The set of modules with which the JRE was started. The boot layer replaces the boot classpath in Java 9+ JREs.</text:span></text:p>
        </text:list-item>
      </text:list>
      <text:h text:style-name="P67" text:outline-level="1">Problem Description</text:h>
      <text:p text:style-name="P32">At present bundles only depend on the <text:span text:style-name="T68">boot layer</text:span> <text:span text:style-name="T56">as a flat list of system packages. OSGi R7 specifies that this list is discovered dynamically at runtime by the OSGi framework by introspection of the boot layer. Even if this discovery is made at build time this will at best allow the build to make sure the set of bundles fit the boot layer. This does not fix the reverse problem of building the boot layer to fit a set of bundles. To solve this problem the modules must be visible to the build tools. Without automated help the developers must perform the reverse discovery manually through trial and error. This makes the creation of self-contained Java applications hard and sometimes impractical. For example when a large set of small self-contained services has to be maintained or when it must be easy to merge and split bundles into multiple runtimes. </text:span></text:p>
      <text:p text:style-name="P33"/>
      <text:p text:style-name="P33">This RFP <text:span text:style-name="T82">defines the requirements for encoding the JPMS modules as OSGi resources by mapping some of their local metadata to local OSGi metadata</text:span>. Having this mapping will make the hidden dependencies bundles have on modules visible.</text:p>
      <text:p text:style-name="P31"/>
      <text:p text:style-name="P16"><text:span text:style-name="T85">Standardizing the </text:span>encoding <text:span text:style-name="T85">should </text:span>enable open collaboration between tools that handle modules <text:span text:style-name="T86">and bundles </text:span>at different stages in the software production pipeline. For example one tool may publish the module metadata while another may read it to build a Java runtime, while yet another may read it to present to a developer. <text:span text:style-name="T83">Such tooling will enable developers to achieve the described use cases.</text:span></text:p>
      <text:h text:style-name="P67" text:outline-level="1"><text:soft-page-break/>Use Cases</text:h>
      <text:h text:style-name="Heading_20_2" text:outline-level="2">Build a compact docker image</text:h>
      <text:p text:style-name="P24">Cloud systems based on containers invariably need the containers to be as small as possible. The operational cost of the system increases with image size since more resources are needed to handle the image for example. Java containers have to include a JRE of considerable size. Since the JRE is dedicated to running only one well defined Java application it is desirable to shrink it only to the parts needed to support that application</text:p>
      <text:h text:style-name="Heading_20_2" text:outline-level="2">Build a self-contained <text:span text:style-name="T84">Java tool</text:span></text:h>
      <text:p text:style-name="P56">Sometimes the user experience is affected by the ability to download and run a tool quickly when their environment is not setup with a JRE. The users of the tool must not be burdened with the need to first provide a JRE that is compatible with the tool. Examples of such cases are bootstrap tools like installers, diagnostic tools, tools for management of remote cloud resources.</text:p>
      <text:h text:style-name="Heading_20_2" text:outline-level="2">Introspect the JRE of an OSGi application</text:h>
      <text:p text:style-name="P30"><text:span text:style-name="T69">In a case</text:span> where dependency resolution is done against <text:span text:style-name="T69">predefined JRE a developer needs to extract the dependencies between bundles and modules to gain insight into the “module footprint” of their bundles – the modules each bundle has dragged into the JRE.</text:span></text:p>
      <text:h text:style-name="Heading_20_2" text:outline-level="2">Build a hybrid OSGi-JPMS application</text:h>
      <text:p text:style-name="P25">A <text:span text:style-name="T67">Java application may have some of it’s functionality implemented as bundles and another part implemented as modules.</text:span> It should be possible to automatically resolve the complete Java runtime consisting of the <text:span text:style-name="T67">required </text:span>JRE <text:span text:style-name="T67">modules, application modules, and bundles</text:span>.</text:p>
      <text:h text:style-name="Heading_20_2" text:outline-level="2"><text:span text:style-name="T8">Build a </text:span><text:span text:style-name="T9">consistent JPMS application</text:span></text:h>
      <text:p text:style-name="P58">JPMS specifies that an external party has to select a consistent set of modules before launching the JVM. Such parties are build tools. It may be possible to use the <text:span text:style-name="T74">r</text:span>esolver to select a consistent set of modules. The Resolver has the advantages that it is better in dealing with runtime dependencies like the ones expressed with JPMS services, rather than just with compile time dependencies. <text:span text:style-name="T49">The resolver can also handle multiple versions.</text:span></text:p>
      <text:p text:style-name="P59"/>
      <text:h text:style-name="P67" text:outline-level="1">Requirements</text:h>
      <text:p text:style-name="P40">The solution to this RFP has to fulfill the following requirements.</text:p>
      <text:h text:style-name="Heading_20_2" text:outline-level="2">General</text:h>
      <text:list xml:id="list1900322452" text:style-name="L2">
        <text:list-item>
          <text:p text:style-name="P45"><text:span text:style-name="T32">G-1:</text:span> <text:span text:style-name="T10">Must </text:span><text:span text:style-name="T15">not </text:span><text:span text:style-name="T29">require </text:span><text:span text:style-name="T37">from </text:span><text:span text:style-name="T29">bundles to e</text:span>xplicitly <text:span text:style-name="T64">reference modules in order for their local dependencies to resolve to modules</text:span>. <text:span text:style-name="T65">For example bundles may choose to, but must not be forced to, require a module by ID or include the module ID in the filter of another requirement.</text:span></text:p>
        </text:list-item>
        <text:list-item>
          <text:p text:style-name="P46">G-2: <text:span text:style-name="T54">Should</text:span> handle the case where a bundle is also a module. <text:span text:style-name="T75">For example</text:span> publish it as two separate resources pointing to the same artifact.</text:p>
        </text:list-item>
        <text:list-item>
          <text:p text:style-name="P46">G-3: <text:span text:style-name="T10">Should</text:span> handle the case of the OSGi framework, which is the only bundle that can also be a <text:span text:style-name="T10">module at runtime. </text:span><text:span text:style-name="T42">For example</text:span><text:span text:style-name="T32"> allow the framework to have both module and bundle metadata.</text:span></text:p>
        </text:list-item>
      </text:list>
      <text:h text:style-name="P63" text:outline-level="2">Package Dependencies</text:h>
      <text:list xml:id="list124036671642832" text:continue-numbering="true" text:style-name="L2">
        <text:list-item>
          <text:p text:style-name="P47"><text:span text:style-name="T55">PD-1:</text:span> <text:span text:style-name="T10">Must</text:span> define how the identity capability of modules is derived from the module metadata. <text:span text:style-name="T52">This should include best effort to map the module version to bundle version.</text:span></text:p>
        </text:list-item>
        <text:list-item>
          <text:p text:style-name="P43"><text:span text:style-name="T55">PD-2: </text:span><text:span text:style-name="T11">Must</text:span><text:span text:style-name="T47"> be able to resolve a bundle’s local package dependency to a package provided by a module.</text:span></text:p>
        </text:list-item>
        <text:list-item>
          <text:p text:style-name="P36"><text:span text:style-name="T55">PD-3</text:span>: <text:span text:style-name="T11">Must not </text:span><text:span text:style-name="T23">allow </text:span><text:span text:style-name="T24">a </text:span><text:span text:style-name="T23">bundle’</text:span><text:span text:style-name="T24">s</text:span><text:span text:style-name="T23"> </text:span><text:span text:style-name="T27">local</text:span><text:span text:style-name="T23"> package dependency </text:span><text:span text:style-name="T38">to </text:span><text:span text:style-name="T23">be resolved to a module’s </text:span><text:span text:style-name="T24">exported </text:span><text:span text:style-name="T23">package when </text:span><text:span text:style-name="T24">that module exports </text:span><text:span text:style-name="T25">that</text:span><text:span text:style-name="T24"> package to a s</text:span><text:span text:style-name="T23">elect set of other modules</text:span><text:span text:style-name="T22">.</text:span></text:p>
        </text:list-item>
        <text:list-item>
          <text:p text:style-name="P48"><text:span text:style-name="T55">PD-4</text:span>: <text:span text:style-name="T11">M</text:span><text:span text:style-name="T10">ust not</text:span> allow a <text:span text:style-name="T47">m</text:span>odule’<text:span text:style-name="T47">s</text:span> <text:span text:style-name="T48">local module </text:span>dependency to <text:span text:style-name="T46">be resolved to </text:span>a bundle.</text:p>
        </text:list-item>
        <text:list-item>
          <text:p text:style-name="P45"><text:span text:style-name="T33">PD-5</text:span>: <text:span text:style-name="T11">M</text:span><text:span text:style-name="T10">ust</text:span> <text:span text:style-name="T50">be able to resolve a module’s local module dependency to another module. This is needed for example for a developer to understand the complete footprint of their application from the output of the Resolver alone. The alternative is for them to have to additionally run tools like jlink to get the complete list of modules that will be part of their Java runtime.</text:span></text:p>
        </text:list-item>
      </text:list>
      <text:h text:style-name="Heading_20_2" text:outline-level="2">Third <text:span text:style-name="T53">P</text:span>arty <text:span text:style-name="T53">M</text:span>odules</text:h>
      <text:list xml:id="list124035511460124" text:continue-numbering="true" text:style-name="L2">
        <text:list-item>
          <text:p text:style-name="P49"><text:span text:style-name="T34">TPM-1:</text:span><text:span text:style-name="T21"> </text:span><text:span text:style-name="T12">M</text:span><text:span text:style-name="T10">ust </text:span><text:span text:style-name="T21">allow </text:span><text:span text:style-name="T25">m</text:span><text:span text:style-name="T21">odules not provided by the JRE to participate in the resolution process as equal peers to the JRE modules.</text:span></text:p>
        </text:list-item>
        <text:list-item>
          <text:p text:style-name="P41"><text:span text:style-name="T34">TPM-2</text:span><text:span text:style-name="T21">: </text:span><text:span text:style-name="T13">Must</text:span><text:span text:style-name="T26"> </text:span><text:span text:style-name="T28">allow p</text:span><text:span text:style-name="T26">ackages of </text:span><text:span text:style-name="T28">modules not provided by the JRE to be automatically exposed </text:span><text:span text:style-name="T13">at runtime</text:span><text:span text:style-name="T26"> within the OSGi fr</text:span><text:span text:style-name="T27">a</text:span><text:span text:style-name="T26">mework. </text:span><text:span text:style-name="T41">For example</text:span><text:span text:style-name="T26"> </text:span><text:span text:style-name="T28">without having to enumerate them beforehand in a configuration file.</text:span></text:p>
        </text:list-item>
      </text:list>
      <text:h text:style-name="P64" text:outline-level="2"><text:soft-page-break/><text:span text:style-name="T50">M</text:span>odule <text:span text:style-name="T53">Validation</text:span></text:h>
      <text:list xml:id="list124035258040640" text:continue-numbering="true" text:style-name="L2">
        <text:list-item>
          <text:p text:style-name="P42"><text:span text:style-name="T35">MV</text:span><text:span text:style-name="T31">-</text:span><text:span text:style-name="T35">1</text:span><text:span text:style-name="T31">: </text:span><text:span text:style-name="T16">Must not</text:span><text:span text:style-name="T31"> allow two modules with the same name to simultaneously participate in the resolution </text:span><text:span text:style-name="T30">result.</text:span></text:p>
        </text:list-item>
        <text:list-item>
          <text:p text:style-name="P50"><text:span text:style-name="T35">MV-2</text:span><text:span text:style-name="T30">: </text:span><text:span text:style-name="T12">M</text:span><text:span text:style-name="T17">ay </text:span><text:span text:style-name="T14">not </text:span><text:span text:style-name="T28">allow </text:span><text:span text:style-name="T30">for</text:span><text:span text:style-name="T14"> </text:span><text:span text:style-name="T30">two modules </text:span><text:span text:style-name="T39">to </text:span><text:span text:style-name="T30">export the same java package and be part of the resolution.</text:span></text:p>
        </text:list-item>
        <text:list-item>
          <text:p text:style-name="P44"><text:span text:style-name="T30">M</text:span><text:span text:style-name="T35">V-3: </text:span><text:span text:style-name="T18">May not</text:span><text:span text:style-name="T35"> allow modules participating in the solution to form a dependency cycle.</text:span></text:p>
        </text:list-item>
      </text:list>
      <text:h text:style-name="P64" text:outline-level="2"><text:span text:style-name="T50">M</text:span>odule Metadata Enhancement</text:h>
      <text:list xml:id="list124037320789959" text:continue-numbering="true" text:style-name="L2">
        <text:list-item>
          <text:p text:style-name="P51"><text:span text:style-name="T36">ME</text:span><text:span text:style-name="T21">-</text:span><text:span text:style-name="T36">1</text:span><text:span text:style-name="T21">: </text:span><text:span text:style-name="T12">S</text:span><text:span text:style-name="T10">hould </text:span><text:span text:style-name="T21">allow </text:span><text:span text:style-name="T27">local</text:span><text:span text:style-name="T21"> </text:span><text:span text:style-name="T25">module </text:span><text:span text:style-name="T21">dependencies to be enriched with version ranges. The Java reflection API can be used to obtain </text:span><text:span text:style-name="T25">the limited </text:span><text:span text:style-name="T21">version information provided by JPMS. </text:span><text:span text:style-name="T40">For example</text:span><text:span text:style-name="T21"> if a module A was build against module B version X, assume the dependency has range [X, infinity).</text:span></text:p>
        </text:list-item>
        <text:list-item>
          <text:p text:style-name="P52"><text:span text:style-name="T36">ME-2</text:span><text:span text:style-name="T21">: </text:span><text:span text:style-name="T10">May</text:span><text:span text:style-name="T21"> allow bundle annotations to be used on Java modules to handle dependencies that can not be captured by module-info.java.</text:span></text:p>
        </text:list-item>
      </text:list>
      <text:h text:style-name="Heading_20_2" text:outline-level="2">Module Service Dependencies</text:h>
      <text:list xml:id="list1771767582" text:style-name="L3">
        <text:list-item>
          <text:p text:style-name="P53"><text:span text:style-name="T57">MS-1: </text:span><text:span text:style-name="T19">May</text:span><text:span text:style-name="T57"> represent the local service dependencies between modules as resource dependencies. This will enable developers to discover missing implementations they should include in their Java runtime.</text:span></text:p>
        </text:list-item>
        <text:list-item>
          <text:p text:style-name="P54">MS-2: <text:span text:style-name="T10">May resolve</text:span> a bundle “Service Loader Mediator” style dependency to a module.</text:p>
        </text:list-item>
        <text:list-item>
          <text:p text:style-name="P54">MS-3: <text:span text:style-name="T10">Must not</text:span> resolve a module service dependency to a bundle in case MS-2 is implemented.</text:p>
        </text:list-item>
      </text:list>
      <text:h text:style-name="P67" text:outline-level="1">Document Support</text:h>
      <text:h text:style-name="P60" text:outline-level="2">References</text:h>
      <text:list xml:id="list1133566434" text:style-name="WW8Num3">
        <text:list-item>
          <text:p text:style-name="P70"><text:bookmark-start text:name="_Ref493020620"/>Bradner, S., Key words for use in RFCs to Indicate Requirement Levels, RFC2119, March 1997.<text:bookmark-end text:name="_Ref493020620"/></text:p>
        </text:list-item>
        <text:list-item>
          <text:p text:style-name="P70">Software Requirements &amp; Specifications. Michael Jackson. ISBN 0-201-87712-0</text:p>
        </text:list-item>
      </text:list>
      <text:p text:style-name="P15"/>
      <text:p text:style-name="P15"/>
      <text:p text:style-name="P20"><text:span text:style-name="T2">Add references simply by adding new items. You can then cross-refer to them by chosing &lt;Insert&gt;&lt;Cross Reference&gt;&lt;Numbered Item&gt; and then selecting the paragraph. </text:span><text:span text:style-name="T3">STATIC REFERENCES (I.E. BODGED) ARE NOT ACCEPTABLE, SOMEONE WILL HAVE TO UPDATE THEM LATER, SO DO IT PROPERLY NOW.</text:span></text:p>
      <text:h text:style-name="P60" text:outline-level="2">Author’s Address</text:h>
      <text:p text:style-name="P20"/>
      <table:table table:name="Table2" table:style-name="Table2">
        <table:table-column table:style-name="Table2.A"/>
        <table:table-column table:style-name="Table2.B"/>
        <text:soft-page-break/>
        <table:table-row table:style-name="Table2.1">
          <table:table-cell table:style-name="Table2.A1" office:value-type="string">
            <text:p text:style-name="P5">Name</text:p>
          </table:table-cell>
          <table:table-cell table:style-name="Table2.B1" office:value-type="string">
            <text:p text:style-name="P6">Todor Boev</text:p>
          </table:table-cell>
        </table:table-row>
        <table:table-row table:style-name="Table2.1">
          <table:table-cell table:style-name="Table2.A1" office:value-type="string">
            <text:p text:style-name="P5">Company</text:p>
          </table:table-cell>
          <table:table-cell table:style-name="Table2.B1" office:value-type="string">
            <text:p text:style-name="P6">Software AG</text:p>
          </table:table-cell>
        </table:table-row>
        <table:table-row table:style-name="Table2.1">
          <table:table-cell table:style-name="Table2.A1" office:value-type="string">
            <text:p text:style-name="P5">Address</text:p>
          </table:table-cell>
          <table:table-cell table:style-name="Table2.B1" office:value-type="string">
            <text:p text:style-name="P5"/>
          </table:table-cell>
        </table:table-row>
        <table:table-row table:style-name="Table2.1">
          <table:table-cell table:style-name="Table2.A1" office:value-type="string">
            <text:p text:style-name="P5">Voice</text:p>
          </table:table-cell>
          <table:table-cell table:style-name="Table2.B1" office:value-type="string">
            <text:p text:style-name="P5"/>
          </table:table-cell>
        </table:table-row>
        <table:table-row table:style-name="Table2.1">
          <table:table-cell table:style-name="Table2.A1" office:value-type="string">
            <text:p text:style-name="P8">e-mail</text:p>
          </table:table-cell>
          <table:table-cell table:style-name="Table2.B1" office:value-type="string">
            <text:p text:style-name="P9">todor.boev@softwareag.com</text:p>
          </table:table-cell>
        </table:table-row>
      </table:table>
      <text:p text:style-name="P20"/>
      <text:h text:style-name="P60" text:outline-level="2">End of Document</text:h>
      <text:p text:style-name="P20"><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0cd04"/>
    </style:style>
    <style:style style:name="MT1"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9"><draw:image xlink:href="Pictures/1000020100000427000001D8F15A104ED15BFC5C.png" xlink:type="simple" xlink:show="embed" xlink:actuate="onLoad" loext:mime-type="image/png"/></draw:frame><text:tab/><text:user-defined style:data-style-name="N0" text:name="RFP Title">RFP-190: Resolution of JPMS modules</text:user-defined><text:tab/>Page <text:page-number text:select-page="current">10</text:page-number><text:s/>of <text:page-count style:num-format="1">10</text:page-count></text:p>
        <text:p text:style-name="Header"/>
        <text:p text:style-name="Header"><text:tab/>Draft<text:tab/><text:modification-date style:data-style-name="N76">September 17, 2018</text:modification-date></text:p>
      </style:header>
      <style:footer>
        <text:p text:style-name="MP1">Copyright © <text:span text:style-name="MT1">OSGi Alliance </text:span><text:span text:style-name="MT1"><text:modification-date style:data-style-name="N107">2018</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07">2018</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_64 LibreOffice_project/9b0d9b32d5dcda91d2f1a96dc04c645c450872bf</meta:generator>
    <meta:creation-date>2018-09-05T13:43:42.221000000</meta:creation-date>
    <meta:editing-cycles>170</meta:editing-cycles>
    <meta:editing-duration>PT6H4M51S</meta:editing-duration>
    <dc:date>2018-09-17T12:40:04.178000000</dc:date>
    <meta:document-statistic meta:table-count="2" meta:image-count="2" meta:object-count="0" meta:page-count="10" meta:paragraph-count="135" meta:word-count="3285" meta:character-count="20304" meta:non-whitespace-character-count="17157"/>
    <meta:user-defined meta:name="Info"/>
    <meta:user-defined meta:name="Info 3"/>
    <meta:user-defined meta:name="Info 4"/>
    <meta:user-defined meta:name="RFP Title">RFP-190: Resolution of JPMS modules</meta:user-defined>
  </office:meta>
</office:document-meta>
</file>